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B000002C014C7DCDA0ACB4660.png" manifest:media-type="image/png"/>
  <manifest:file-entry manifest:full-path="Pictures/100002010000038600000266841B104FB50377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arefa 7. Crear modelo de código.</text:p>
      <text:p text:style-name="Standard"/>
      <text:p text:style-name="Standard"><draw:frame draw:style-name="fr2" draw:name="Imaxe1" text:anchor-type="char" svg:width="17cm" svg:height="13.677cm" draw:z-index="0"><draw:image xlink:href="Pictures/100002010000036B000002C014C7DCDA0ACB4660.png" xlink:type="simple" xlink:show="embed" xlink:actuate="onLoad" draw:mime-type="image/png"/></draw:frame><draw:frame draw:style-name="fr1" draw:name="Imaxe2" text:anchor-type="char" svg:x="0.397cm" svg:y="14.282cm" svg:width="17cm" svg:height="11.571cm" draw:z-index="1"><draw:image xlink:href="Pictures/100002010000038600000266841B104FB50377F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6T20:55:51.005000000</meta:creation-date>
    <dc:date>2020-11-06T21:08:39.569000000</dc:date>
    <meta:editing-duration>PT12M48S</meta:editing-duration>
    <meta:editing-cycles>1</meta:editing-cycles>
    <meta:document-statistic meta:table-count="0" meta:image-count="2" meta:object-count="0" meta:page-count="1" meta:paragraph-count="1" meta:word-count="6" meta:character-count="33" meta:non-whitespace-character-count="28"/>
    <meta:generator>LibreOffice/7.0.1.2$Windows_X86_64 LibreOffice_project/7cbcfc562f6eb6708b5ff7d7397325de9e764452</meta:generator>
  </office:meta>
</office:document-meta>
</file>